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53cm" fo:min-width="12.893cm"/>
    </style:style>
    <style:style style:name="gr3" style:family="graphic" style:parent-style-name="objectwithoutfill">
      <style:graphic-properties svg:stroke-width="0.01cm" svg:stroke-color="#c0c0c0" draw:marker-start-width="0.22cm" draw:marker-end-width="0.22cm" draw:fill="none" draw:textarea-vertical-align="middle" fo:padding-top="0.13cm" fo:padding-bottom="0.13cm" fo:padding-left="0.255cm" fo:padding-right="0.255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00ff" style:text-position="sub 58%"/>
    </style:style>
    <style:style style:name="T4" style:family="text">
      <style:text-properties fo:color="#000000" style:text-position="0% 100%"/>
    </style:style>
    <style:style style:name="T5" style:family="text">
      <style:text-properties fo:color="#0000ff" style:text-position="0% 100%"/>
    </style:style>
    <style:style style:name="T6" style:family="text">
      <style:text-properties fo:color="#ff0000" style:text-position="super 58%"/>
    </style:style>
    <style:style style:name="T7" style:family="text">
      <style:text-properties fo:color="#ff0000" style:text-position="0% 100%"/>
    </style:style>
    <style:style style:name="T8" style:family="text">
      <style:text-properties style:use-window-font-color="true" style:text-position="0% 100%"/>
    </style:style>
    <style:style style:name="T9" style:family="text">
      <style:text-properties fo:color="#008000" style:text-position="super 58%"/>
    </style:style>
    <style:style style:name="T10" style:family="text">
      <style:text-properties style:use-window-font-color="true"/>
    </style:style>
    <style:style style:name="T11" style:family="text">
      <style:text-properties style:text-position="0% 100%"/>
    </style:style>
    <style:style style:name="T12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99cm" svg:height="7.373cm" svg:x="1cm" svg:y="5cm">
          <draw:text-box>
            <text:p text:style-name="P1">Function encrypt(<text:span text:style-name="T1">G</text:span>, <text:span text:style-name="T1">g'</text:span>, <text:span text:style-name="T1">q</text:span>, <text:span text:style-name="T1">h'</text:span>, <text:span text:style-name="T2">m</text:span>) {</text:p>
            <text:p text:style-name="P1"><text:s text:c="4"/>select <text:span text:style-name="T2">y</text:span> randomly from <text:span text:style-name="T1">{1 … q}</text:span></text:p>
            <text:p text:style-name="P1"><text:span text:style-name="T1"><text:s text:c="4"/></text:span><text:span text:style-name="T1">c</text:span><text:span text:style-name="T3">1</text:span><text:span text:style-name="T4"> = </text:span><text:span text:style-name="T5">g'</text:span><text:span text:style-name="T6">y</text:span></text:p>
            <text:p text:style-name="P1"><text:span text:style-name="T2"><text:s text:c="4"/></text:span><text:span text:style-name="T2">s</text:span> = <text:span text:style-name="T1">h'</text:span><text:span text:style-name="T6">y</text:span></text:p>
            <text:p text:style-name="P1"><text:span text:style-name="T6"><text:s text:c="7"/></text:span><text:span text:style-name="T7">m'</text:span><text:span text:style-name="T8"> = </text:span><text:span text:style-name="T7">m</text:span><text:span text:style-name="T8"> converted to a member of </text:span><text:span text:style-name="T5">G</text:span></text:p>
            <text:p text:style-name="P1"><text:span text:style-name="T1"><text:s text:c="4"/></text:span><text:span text:style-name="T1">c</text:span><text:span text:style-name="T3">2 </text:span>= <text:span text:style-name="T7">m'</text:span><text:span text:style-name="T8">.</text:span><text:span text:style-name="T7">s </text:span><text:span text:style-name="T8">= </text:span><text:span text:style-name="T7">m'</text:span><text:span text:style-name="T8">.</text:span><text:span text:style-name="T5">h'</text:span><text:span text:style-name="T6">y</text:span><text:span text:style-name="T8"> = </text:span><text:span text:style-name="T7">m'</text:span><text:span text:style-name="T8">.</text:span><text:span text:style-name="T5">g</text:span><text:span text:style-name="T6">x</text:span><text:span text:style-name="T9">r</text:span><text:span text:style-name="T6">y</text:span></text:p>
            <text:p text:style-name="P1"><text:s text:c="4"/>return <text:span text:style-name="T10">(</text:span><text:span text:style-name="T1">c</text:span><text:span text:style-name="T3">1</text:span><text:span text:style-name="T10">,</text:span><text:span text:style-name="T2"> </text:span><text:span text:style-name="T1">c</text:span><text:span text:style-name="T3">2</text:span><text:span text:style-name="T8">)</text:span></text:p>
            <text:p text:style-name="P1">}</text:p>
            <text:p text:style-name="P1"/>
          </draw:text-box>
        </draw:frame>
        <draw:frame draw:style-name="gr2" draw:text-style-name="P1" draw:layer="layout" svg:width="13.393cm" svg:height="5.903cm" svg:x="13cm" svg:y="5cm">
          <draw:text-box>
            <text:p text:style-name="P1">Function decrypt(<text:span text:style-name="T1">G</text:span>, <text:span text:style-name="T2">x</text:span>, <text:span text:style-name="T1">c</text:span><text:span text:style-name="T3">1</text:span>, <text:span text:style-name="T1">c</text:span><text:span text:style-name="T3">2</text:span>) {</text:p>
            <text:p text:style-name="P1"><text:span text:style-name="T2"><text:s text:c="4"/></text:span><text:span text:style-name="T2">s</text:span> = (<text:span text:style-name="T1">c</text:span><text:span text:style-name="T3">1</text:span><text:span text:style-name="T11">)</text:span><text:span text:style-name="T6">x</text:span></text:p>
            <text:p text:style-name="P1"><text:span text:style-name="T2"><text:s text:c="4"/></text:span><text:span text:style-name="T2">m'</text:span> = <text:span text:style-name="T1">c</text:span><text:span text:style-name="T3">2</text:span>.<text:span text:style-name="T2">s</text:span><text:span text:style-name="T6">−1</text:span><text:span text:style-name="T11"> = </text:span><text:span text:style-name="T7">m'</text:span><text:span text:style-name="T8">.</text:span><text:span text:style-name="T5">g</text:span><text:span text:style-name="T6">x</text:span><text:span text:style-name="T9">r</text:span><text:span text:style-name="T6">y</text:span><text:span text:style-name="T8">.</text:span><text:span text:style-name="T5">g</text:span><text:span text:style-name="T6">-x</text:span><text:span text:style-name="T9">r</text:span><text:span text:style-name="T6">y</text:span></text:p>
            <text:p text:style-name="P1"><text:span text:style-name="T2"><text:s text:c="4"/></text:span><text:span text:style-name="T2">m</text:span> = <text:span text:style-name="T2">m'</text:span> de-converted from a member of <text:span text:style-name="T1">G</text:span></text:p>
            <text:p text:style-name="P1"><text:s text:c="4"/>return <text:span text:style-name="T2">m</text:span></text:p>
            <text:p text:style-name="P1">}</text:p>
            <text:p text:style-name="P1"/>
          </draw:text-box>
        </draw:frame>
        <draw:frame draw:style-name="gr1" draw:text-style-name="P1" draw:layer="layout" svg:width="23.256cm" svg:height="0.986cm" svg:x="1cm" svg:y="3.5cm">
          <draw:text-box>
            <text:p text:style-name="P1">To scramble: select <text:span text:style-name="T12">r</text:span> randomly from <text:span text:style-name="T1">{1 … q}</text:span><text:span text:style-name="T10"> and calculate </text:span><text:span text:style-name="T1">g'</text:span> = <text:span text:style-name="T1">g</text:span><text:span text:style-name="T9">r</text:span><text:span text:style-name="T8"> and </text:span><text:span text:style-name="T1">h'</text:span> = <text:span text:style-name="T1">h</text:span><text:span text:style-name="T9">r</text:span><text:span text:style-name="T8"> = </text:span><text:span text:style-name="T5">g</text:span><text:span text:style-name="T6">x</text:span><text:span text:style-name="T9">r</text:span><text:span text:style-name="T4">.</text:span></text:p>
          </draw:text-box>
        </draw:frame>
        <draw:line draw:style-name="gr3" draw:text-style-name="P2" draw:layer="layout" svg:x1="1.1cm" svg:y1="4.7cm" svg:x2="25.9cm" svg:y2="4.7cm">
          <text:p/>
        </draw:line>
        <draw:line draw:style-name="gr3" draw:text-style-name="P2" draw:layer="layout" svg:x1="12.4cm" svg:y1="11.4cm" svg:x2="12.4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9:52:26</meta:creation-date>
    <dc:date>2013-03-05T20:35:19</dc:date>
    <dc:creator>Luke </dc:creator>
    <meta:editing-duration>PT27M36S</meta:editing-duration>
    <meta:editing-cycles>12</meta:editing-cycles>
    <meta:generator>LibreOffice/3.5$Linux_x86 LibreOffice_project/350m1$Build-2</meta:generator>
    <meta:document-statistic meta:object-count="5"/>
  </office:meta>
</office:document-meta>
</file>